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ericOp.abs2( Numeric op ,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ericOp.addition2( Numeric op1 , Numeric op2 , PercentBase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mericOp.min2( Numeric op1 , Numeric op2 , PercentBase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mericOp.addition( Numeric op1 , Numeric op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mericOp.multiply( Numeric op1 , Numeric op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mericOp.modulo( Numeric op1 , Numeric op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mericOp.multiply2( Numeric op1 , Numeric op2 ,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ericOp.divide2( Numeric op1 , Numeric op2 ,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ericOp.divide( Numeric op1 , Numeric op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mericOp.min( Numeric op1 , Numeric op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mericOp.max( Numeric op1 , Numeric op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mericOp.subtraction( Numeric op1 , Numeric op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mericOp.subtraction2( Numeric op1 , Numeric op2 , PercentBase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mericOp.numeric( double value , int dim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ericOp.max2( Numeric op1 , Numeric op2 , PercentBase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mericOp.abs( Numeric 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mericOp.negate( Numeric 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mericOp.negate2( Numeric op ,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ericOp.modulo2( Numeric op1 , Numeric op2 ,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